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P2" style:family="paragraph" style:parent-style-name="Text_20_body_20_indent_20_Organon" style:list-style-name="L2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2">
        <text:h text:style-name="Heading_20_3" text:outline-level="3">Export Main Window </text:h>
        <text:h text:style-name="Heading_20_4" text:outline-level="4">All / Visible / Selection:</text:h>
        <text:list xml:id="list8601390079809573336" text:style-name="L1">
          <text:list-item>
            <text:p text:style-name="P1">„<text:span text:style-name="T1">All</text:span>“ selects all nodes of the project folder. Files or Folders, which are not included in the project folder, won't be selected.</text:p>
          </text:list-item>
          <text:list-item>
            <text:p text:style-name="P1">„<text:span text:style-name="T1">Visible</text:span>“ selects all nodes, which are visible in the document window.</text:p>
          </text:list-item>
          <text:list-item>
            <text:p text:style-name="P1">„<text:span text:style-name="T1">Selection</text:span>“ lets you choose a selection from the project folder. The selection will be saved an shown on the call of the selection window . </text:p>
            <text:list>
              <text:list-item>
                <text:p text:style-name="P1"><text:span text:style-name="T1">Selection Window</text:span>: „Click on Folder selects Folder Entry“:</text:p>
              </text:list-item>
            </text:list>
          </text:list-item>
        </text:list>
        <text:p text:style-name="Text_20_body_20_indent_20_Organon"><text:tab/><text:tab/>If activated, folder entries will be selected by clicking on a folder.</text:p>
        <text:p text:style-name="Text_20_body_20_indent_20_Organon"/>
        <text:h text:style-name="Heading_20_4" text:outline-level="4">Export as: </text:h>
        <text:list xml:id="list5848550024006858276" text:style-name="L2">
          <text:list-item>
            <text:p text:style-name="P2"><text:span text:style-name="T1">One Document</text:span>: The selected nodes will be exported into one document</text:p>
            <text:list>
              <text:list-item>
                <text:p text:style-name="P2"><text:span text:style-name="T1">Separator</text:span>: between each node a separator will be inserted. See Separator Window</text:p>
              </text:list-item>
            </text:list>
          </text:list-item>
          <text:list-item>
            <text:p text:style-name="P2"><text:span text:style-name="T1">Single Files</text:span>: All selected nodes will be exported into separat files.</text:p>
            <text:list>
              <text:list-item>
                <text:p text:style-name="P2"><text:span text:style-name="T1">Keep Folder Structure</text:span>: The folder structure resolve into a folder structure on disk.</text:p>
              </text:list-item>
            </text:list>
          </text:list-item>
        </text:list>
        <text:p text:style-name="Text_20_body_20_indent_20_Organon"/>
        <text:h text:style-name="Heading_20_4" text:outline-level="4">Type (Filter):</text:h>
        <text:p text:style-name="Text_20_body_20_indent_20_Organon">Files will be converted by the selected filter. (In opposite to import, pdf works with export)</text:p>
        <text:p text:style-name="Text_20_body_20_indent_20_Organon"/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64" meta:character-count="939"/>
    <dc:date>2014-07-09T08:22:59.60</dc:date>
    <meta:editing-duration>P0D</meta:editing-duration>
    <meta:editing-cycles>1</meta:editing-cycles>
    <meta:generator>OpenOffice/4.1.0$Win32 OpenOffice.org_project/410m18$Build-9764</meta:generator>
  </office:meta>
</office:document-meta>
</file>